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22"/>
    <style:style style:name="ce4" style:family="table-cell" style:parent-style-name="Default" style:data-style-name="N12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41in" svg:height="3.5406in" svg:x="12.8602in" svg:y="0.8295in">
            <draw:object draw:notify-on-update-of-ranges="Sheet1.C1:Sheet1.C9 Sheet1.D1:Sheet1.D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.2114in" svg:height="4.4in" svg:x="5.3622in" svg:y="4.5331in">
            <draw:object draw:notify-on-update-of-ranges="Sheet1.A1:Sheet1.A9 Sheet1.B1:Sheet1.B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48380" calcext:value-type="float">
            <text:p>3748380</text:p>
          </table:table-cell>
          <table:table-cell table:formula="of:=+[.B1]/[.$F$1]" office:value-type="percentage" office:value="0.111639884100479" calcext:value-type="percentage">
            <text:p>11.16%</text:p>
          </table:table-cell>
          <table:table-cell table:number-columns-repeated="2"/>
          <table:table-cell table:style-name="ce2" office:value-type="float" office:value="33575635" calcext:value-type="float">
            <text:p>3357563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98973" calcext:value-type="float">
            <text:p>3698973</text:p>
          </table:table-cell>
          <table:table-cell table:formula="of:=+[.B2]/[.$F$1]" office:value-type="percentage" office:value="0.110168370605649" calcext:value-type="percentage">
            <text:p>11.02%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01603" calcext:value-type="float">
            <text:p>3701603</text:p>
          </table:table-cell>
          <table:table-cell table:formula="of:=+[.B3]/[.$F$1]" office:value-type="percentage" office:value="0.110246701216522" calcext:value-type="percentage">
            <text:p>11.02%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53941" calcext:value-type="float">
            <text:p>3753941</text:p>
          </table:table-cell>
          <table:table-cell table:formula="of:=+[.B4]/[.$F$1]" office:value-type="percentage" office:value="0.111805510156398" calcext:value-type="percentage">
            <text:p>11.18%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05253" calcext:value-type="float">
            <text:p>3705253</text:p>
          </table:table-cell>
          <table:table-cell table:formula="of:=+[.B5]/[.$F$1]" office:value-type="percentage" office:value="0.110355410999673" calcext:value-type="percentage">
            <text:p>11.04%</text:p>
          </table:table-cell>
          <table:table-cell table:number-columns-repeated="2"/>
          <table:table-cell table:style-name="ce3" table:formula="of:=+[.C2]+[.C3]+[.C5]+[.C7]" office:value-type="percentage" office:value="0.441036722015831" calcext:value-type="percentage">
            <text:p>44.1037%</text:p>
          </table:table-cell>
          <table:table-cell table:style-name="ce3" table:formula="of:=+(3730626*4)/[.F1]" office:value-type="percentage" office:value="0.444444431207332" calcext:value-type="percentage">
            <text:p>44.4444%</text:p>
          </table:table-cell>
          <table:table-cell table:style-name="ce4" table:formula="of:=+[.G5]-[.F5]" office:value-type="percentage" office:value="0.00340770919150157" calcext:value-type="percentage">
            <text:p>0.34077%</text:p>
          </table:table-cell>
          <table:table-cell table:style-name="ce1" table:formula="of:=+[.H5]/[.H15]" office:value-type="percentage" office:value="9.71273344640906" calcext:value-type="percentage">
            <text:p>971.27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61670" calcext:value-type="float">
            <text:p>3761670</text:p>
          </table:table-cell>
          <table:table-cell table:formula="of:=+[.B6]/[.$F$1]" office:value-type="percentage" office:value="0.112035706845157" calcext:value-type="percentage">
            <text:p>11.20%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02259" calcext:value-type="float">
            <text:p>3702259</text:p>
          </table:table-cell>
          <table:table-cell table:formula="of:=+[.B7]/[.$F$1]" office:value-type="percentage" office:value="0.110266239193987" calcext:value-type="percentage">
            <text:p>11.03%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56252" calcext:value-type="float">
            <text:p>3756252</text:p>
          </table:table-cell>
          <table:table-cell table:formula="of:=+[.B8]/[.$F$1]" office:value-type="percentage" office:value="0.111874339830058" calcext:value-type="percentage">
            <text:p>11.19%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47304" calcext:value-type="float">
            <text:p>3747304</text:p>
          </table:table-cell>
          <table:table-cell table:formula="of:=+[.B9]/[.$F$1]" office:value-type="percentage" office:value="0.111607837052077" calcext:value-type="percentage">
            <text:p>11.16%</text:p>
          </table:table-cell>
          <table:table-cell table:number-columns-repeated="6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1" table:formula="of:=+5-4.99964915034369" office:value-type="percentage" office:value="0.000350849656309826" calcext:value-type="percentage">
            <text:p>0.04%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3" loext:min-decimal-places="3" number:min-integer-digits="1"/>
      <number:text>%</number:text>
    </number:percentage-style>
    <number:percentage-style style:name="N122">
      <number:number number:decimal-places="4" loext:min-decimal-places="4" number:min-integer-digits="1"/>
      <number:text>%</number:text>
    </number:percentage-style>
    <number:percentage-style style:name="N123">
      <number:number number:decimal-places="5" loext:min-decimal-places="5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3">00/00/0000</text:date>, <text:time style:data-style-name="N2" text:time-value="05:31:43.1514211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2T18:00:15.117784878</meta:creation-date>
    <dc:date>2020-07-13T06:00:39.058388026</dc:date>
    <meta:editing-duration>PT25M55S</meta:editing-duration>
    <meta:editing-cycles>4</meta:editing-cycles>
    <meta:generator>LibreOffice/6.3.6.2$Linux_X86_64 LibreOffice_project/30$Build-2</meta:generator>
    <meta:document-statistic meta:table-count="1" meta:cell-count="33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8cm" svg:height="8.994cm" xlink:href=".." xlink:type="simple" chart:class="chart:bar" chart:style-name="ch1">
        <chart:legend chart:legend-position="end" svg:x="13.725cm" svg:y="3.949cm" style:legend-expansion="high" chart:style-name="ch2"/>
        <chart:plot-area chart:style-name="ch3" table:cell-range-address="Sheet1.C1:Sheet1.D9" svg:x="0.212cm" svg:y="0.253cm" svg:width="13.193cm" svg:height="8.634cm">
          <chartooo:coordinate-region svg:x="1.495cm" svg:y="0.453cm" svg:width="11.91cm" svg:height="7.78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1:Sheet1.C9" chart:class="chart:bar">
            <chart:data-point chart:repeated="9"/>
          </chart:series>
          <chart:series chart:style-name="ch8" chart:values-cell-range-address="Sheet1.D1:Sheet1.D9" chart:class="chart:ba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11639884100479">
                <text:p>0.111639884100479</text:p>
                <draw:g>
                  <svg:desc>Sheet1.C1:Sheet1.C9</svg:desc>
                </draw:g>
              </table:table-cell>
              <table:table-cell office:value-type="float" office:value="NaN">
                <text:p>NaN</text:p>
                <draw:g>
                  <svg:desc>Sheet1.D1:Sheet1.D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0168370605649">
                <text:p>0.1101683706056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0246701216522">
                <text:p>0.110246701216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1805510156398">
                <text:p>0.111805510156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10355410999673">
                <text:p>0.1103554109996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12035706845157">
                <text:p>0.112035706845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10266239193987">
                <text:p>0.1102662391939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11874339830058">
                <text:p>0.1118743398300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11607837052077">
                <text:p>0.11160783705207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3.6.2$Linux_X86_64 LibreOffice_project/3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4pt" fo:font-weight="bold" style:font-size-asian="10pt" style:font-size-complex="10pt"/>
    </style:style>
    <style:style style:name="ch5" style:family="chart" style:data-style-name="N0">
      <style:chart-properties chart:display-label="true" chart:logarithmic="false" chart:minimum="3670626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4pt" fo:font-weight="bold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318cm" svg:height="11.177cm" xlink:href=".." xlink:type="simple" chart:class="chart:bar" chart:style-name="ch1">
        <chart:legend chart:legend-position="end" svg:x="16.055cm" svg:y="5.04cm" style:legend-expansion="high" chart:style-name="ch2"/>
        <chart:plot-area chart:style-name="ch3" table:cell-range-address="Sheet1.A1:Sheet1.B9" svg:x="0.366cm" svg:y="0.223cm" svg:width="15.323cm" svg:height="10.731cm">
          <chartooo:coordinate-region svg:x="2.654cm" svg:y="0.502cm" svg:width="13.035cm" svg:height="9.64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1:Sheet1.A9" chart:class="chart:bar">
            <chart:data-point chart:repeated="9"/>
          </chart:series>
          <chart:series chart:style-name="ch8" chart:values-cell-range-address="Sheet1.B1:Sheet1.B9" chart:class="chart:ba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9</svg:desc>
                </draw:g>
              </table:table-cell>
              <table:table-cell office:value-type="float" office:value="3748380">
                <text:p>3748380</text:p>
                <draw:g>
                  <svg:desc>Sheet1.B1:Sheet1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698973">
                <text:p>36989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701603">
                <text:p>3701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753941">
                <text:p>37539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705253">
                <text:p>37052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761670">
                <text:p>37616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702259">
                <text:p>37022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756252">
                <text:p>37562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747304">
                <text:p>37473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3.6.2$Linux_X86_64 LibreOffice_project/3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